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21pt" style:font-size-asian="21pt" style:font-size-complex="21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21pt" style:font-size-asian="21pt" style:font-size-complex="21pt"/>
    </style:style>
    <style:style style:name="P6" style:parent-style-name="Standard" style:family="paragraph">
      <style:paragraph-properties fo:text-align="center"/>
      <style:text-properties fo:font-size="21pt" style:font-size-asian="21pt" style:font-size-complex="21pt"/>
    </style:style>
    <style:style style:name="P7" style:parent-style-name="Standard" style:family="paragraph">
      <style:paragraph-properties fo:text-align="center"/>
      <style:text-properties fo:font-size="21pt" style:font-size-asian="21pt" style:font-size-complex="21pt"/>
    </style:style>
    <style:style style:name="P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5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5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6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6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7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7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73" style:parent-style-name="SourceText" style:family="text">
      <style:text-properties fo:font-weight="bold" style:font-weight-asian="bold" style:font-weight-complex="bold" fo:font-size="14pt" style:font-size-asian="14pt" style:font-size-complex="14pt"/>
    </style:style>
    <style:style style:name="P7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81" style:parent-style-name="SourceText" style:family="text">
      <style:text-properties fo:font-weight="bold" style:font-weight-asian="bold" style:font-weight-complex="bold" fo:font-size="14pt" style:font-size-asian="14pt" style:font-size-complex="14pt"/>
    </style:style>
    <style:style style:name="P8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8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8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9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9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9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0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0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1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1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1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1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1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2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2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3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3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4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4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5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5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5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5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5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6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7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7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8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8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9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0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1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1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2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2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1.58895in, 1.11378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2.65152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Name -Aman Gupta<text:s/></text:p>
      <text:p text:style-name="P3"><text:s/>Roll no. – 80132 <text:s/>KD4</text:p>
      <text:p text:style-name="P4"/>
      <text:p text:style-name="P5">Assignment No.3</text:p>
      <text:p text:style-name="P6"/>
      <text:p text:style-name="P7"/>
      <text:p text:style-name="P8">1)ls(Display hidden files):-</text:p>
      <text:p text:style-name="P9"/>
      <text:p text:style-name="Standard"><text:span text:style-name="T10"><draw:frame draw:z-index="251658240" draw:style-name="a0" draw:name="Image1" text:anchor-type="paragraph" svg:x="-0.23976in" svg:y="0.0626in" svg:width="8.90276in" svg:height="1.32205in" style:rel-width="scale" style:rel-height="scale"><draw:image xlink:href="media/image1.png" xlink:type="simple" xlink:show="embed" xlink:actuate="onLoad"/><svg:title/><svg:desc/></draw:frame></text:span></text:p>
      <text:p text:style-name="P11"/>
      <text:p text:style-name="P12"/>
      <text:p text:style-name="P13">2)rename(Rename all *.txt files to *.htm):-</text:p>
      <text:p text:style-name="Standard"><text:span text:style-name="T14"><draw:frame draw:z-index="251659264" draw:style-name="a1" draw:name="Image2" text:anchor-type="paragraph" svg:x="-0.17441in" svg:y="0.17165in" svg:width="8.50906in" svg:height="0.84291in" style:rel-width="scale" style:rel-height="scale"><draw:image xlink:href="media/image2.png" xlink:type="simple" xlink:show="embed" xlink:actuate="onLoad"/><svg:title/><svg:desc/></draw:frame></text:span></text:p>
      <text:p text:style-name="P15"/>
      <text:p text:style-name="P16"/>
      <text:p text:style-name="Standard"/>
      <text:p text:style-name="Standard"/>
      <text:p text:style-name="Standard"/>
      <text:p text:style-name="Standard"><text:span text:style-name="T17">3)ln -s(Create symbolic link (shortcut) for a file):-</text:span></text:p>
      <text:p text:style-name="P18">4)ln(Create hard link for a file):-</text:p>
      <text:p text:style-name="P19"/>
      <text:p text:style-name="Standard"><text:span text:style-name="T20"><draw:frame draw:z-index="16" draw:style-name="a2" draw:name="Image20" text:anchor-type="paragraph" svg:x="-0.06614in" svg:y="0.12441in" svg:width="8.10433in" svg:height="2.1563in" style:rel-width="scale" style:rel-height="scale"><draw:image xlink:href="media/image3.png" xlink:type="simple" xlink:show="embed" xlink:actuate="onLoad"/><svg:title/><svg:desc/></draw:frame>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5)stat(Display time stamp of the file):-</text:p>
      <text:p text:style-name="P32"/>
      <text:p text:style-name="P33"/>
      <text:p text:style-name="Standard"><text:span text:style-name="T34"><draw:frame draw:z-index="2" draw:style-name="a3" draw:name="Image3" text:anchor-type="paragraph" svg:x="-0.08661in" svg:y="0.00551in" svg:width="9.08346in" svg:height="2.50709in" style:rel-width="scale" style:rel-height="scale"><draw:image xlink:href="media/image4.png" xlink:type="simple" xlink:show="embed" xlink:actuate="onLoad"/><svg:title/><svg:desc/></draw:frame>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6)touch(Change the time stamp of the file):-</text:p>
      <text:p text:style-name="P50">7)touch(Create empty file):-</text:p>
      <text:p text:style-name="P51"/>
      <text:soft-page-break/>
      <text:p text:style-name="Standard"><text:span text:style-name="T52"><draw:frame draw:z-index="18" draw:style-name="a4" draw:name="Image4" text:anchor-type="paragraph" svg:x="0in" svg:y="0in" svg:width="10.11811in" svg:height="1.95433in" style:rel-width="scale" style:rel-height="scale"><draw:image xlink:href="media/image5.png" xlink:type="simple" xlink:show="embed" xlink:actuate="onLoad"/><svg:title/><svg:desc/></draw:frame>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>8)tail(Print all lines in a file from fifth line onwards):-</text:p>
      <text:p text:style-name="P66"/>
      <text:p text:style-name="P67"/>
      <text:p text:style-name="Standard"><text:span text:style-name="T68"><draw:frame draw:z-index="19" draw:style-name="a5" draw:name="Image5" text:anchor-type="paragraph" svg:x="0in" svg:y="0in" svg:width="10.11811in" svg:height="3.97205in" style:rel-width="scale" style:rel-height="scale"><draw:image xlink:href="media/image6.png" xlink:type="simple" xlink:show="embed" xlink:actuate="onLoad"/><svg:title/><svg:desc/></draw:frame></text:span></text:p>
      <text:p text:style-name="P69"/>
      <text:p text:style-name="Standard"><text:span text:style-name="T70">9)init 0, poweroff(Shutdown (Only for super-user)):-</text:span></text:p>
      <text:p text:style-name="P71"/>
      <text:p text:style-name="P72"/>
      <text:p text:style-name="PreformattedText"><text:span text:style-name="T73">--&gt;sudo init 0</text:span></text:p>
      <text:p text:style-name="P74"/>
      <text:p text:style-name="P75"/>
      <text:p text:style-name="P76"/>
      <text:p text:style-name="P77"/>
      <text:p text:style-name="P78">10)init 6, reboot(Reboot (Only for super-user)):-</text:p>
      <text:p text:style-name="P79"/>
      <text:p text:style-name="P80"/>
      <text:p text:style-name="PreformattedText"><text:span text:style-name="T81">--&gt;sudo init 6</text:span></text:p>
      <text:p text:style-name="P82"/>
      <text:p text:style-name="P83">11)whoami(Find current user):-</text:p>
      <text:p text:style-name="P84"/>
      <text:p text:style-name="Standard"><text:span text:style-name="T85"><draw:frame draw:z-index="3" draw:style-name="a6" draw:name="Image6" text:anchor-type="paragraph" svg:x="0.02283in" svg:y="0.04646in" svg:width="8.76024in" svg:height="0.80197in" style:rel-width="scale" style:rel-height="scale"><draw:image xlink:href="media/image7.png" xlink:type="simple" xlink:show="embed" xlink:actuate="onLoad"/><svg:title/><svg:desc/></draw:frame></text:span></text:p>
      <text:p text:style-name="P86"/>
      <text:p text:style-name="P87"/>
      <text:p text:style-name="P88"/>
      <text:p text:style-name="P89"/>
      <text:p text:style-name="P90"/>
      <text:p text:style-name="P91">12)tty(Find current terminal):-</text:p>
      <text:soft-page-break/>
      <text:p text:style-name="Standard"><text:span text:style-name="T92"><draw:frame draw:z-index="4" draw:style-name="a7" draw:name="Image7" text:anchor-type="paragraph" svg:x="-0.02913in" svg:y="0.17165in" svg:width="8.76024in" svg:height="0.80197in" style:rel-width="scale" style:rel-height="scale"><draw:image xlink:href="media/image8.png" xlink:type="simple" xlink:show="embed" xlink:actuate="onLoad"/><svg:title/><svg:desc/></draw:frame></text:span></text:p>
      <text:p text:style-name="P93"/>
      <text:p text:style-name="P94"/>
      <text:p text:style-name="P95"/>
      <text:p text:style-name="P96"/>
      <text:p text:style-name="P97"/>
      <text:p text:style-name="P98">13)who am i(Find current user and terminal):-</text:p>
      <text:p text:style-name="Standard"><text:span text:style-name="T99"><draw:frame draw:z-index="5" draw:style-name="a8" draw:name="Image8" text:anchor-type="paragraph" svg:x="0.00197in" svg:y="0.16102in" svg:width="8.76024in" svg:height="0.98976in" style:rel-width="scale" style:rel-height="scale"><draw:image xlink:href="media/image9.png" xlink:type="simple" xlink:show="embed" xlink:actuate="onLoad"/><svg:title/><svg:desc/></draw:frame></text:span></text:p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>14)users(Find all users logged into the system):-</text:p>
      <text:p text:style-name="P108"/>
      <text:p text:style-name="Standard"><text:span text:style-name="T109"><draw:frame draw:z-index="6" draw:style-name="a9" draw:name="Image9" text:anchor-type="paragraph" svg:x="-0.0189in" svg:y="0in" svg:width="8.76024in" svg:height="0.79173in" style:rel-width="scale" style:rel-height="scale"><draw:image xlink:href="media/image10.png" xlink:type="simple" xlink:show="embed" xlink:actuate="onLoad"/><svg:title/><svg:desc/></draw:frame></text:span></text:p>
      <text:p text:style-name="P110"/>
      <text:p text:style-name="P111"/>
      <text:p text:style-name="P112"/>
      <text:p text:style-name="P113"/>
      <text:p text:style-name="P114"/>
      <text:p text:style-name="P115"/>
      <text:p text:style-name="Standard"><text:span text:style-name="T116">15)who(Find all users logged in and terminals in use):-</text:span></text:p>
      <text:p text:style-name="P117"/>
      <text:p text:style-name="Standard"><text:span text:style-name="T118"><draw:frame draw:z-index="7" draw:style-name="a10" draw:name="Image10" text:anchor-type="paragraph" svg:x="0.0126in" svg:y="0in" svg:width="8.76024in" svg:height="0.79173in" style:rel-width="scale" style:rel-height="scale"><draw:image xlink:href="media/image11.png" xlink:type="simple" xlink:show="embed" xlink:actuate="onLoad"/><svg:title/><svg:desc/></draw:frame></text:span></text:p>
      <text:p text:style-name="P119"/>
      <text:p text:style-name="P120"/>
      <text:p text:style-name="P121"/>
      <text:p text:style-name="P122"/>
      <text:p text:style-name="P123"/>
      <text:p text:style-name="P124"/>
      <text:p text:style-name="P125">16)grep, egrep, fgrep(Find a given word/pattern from the file):-</text:p>
      <text:p text:style-name="P126"/>
      <text:p text:style-name="Standard"><text:span text:style-name="T127"><draw:frame draw:z-index="20" draw:style-name="a11" draw:name="Image11" text:anchor-type="paragraph" svg:x="-0.02913in" svg:y="0.19803in" svg:width="7.48976in" svg:height="0.70827in" style:rel-width="scale" style:rel-height="scale"><draw:image xlink:href="media/image12.png" xlink:type="simple" xlink:show="embed" xlink:actuate="onLoad"/><svg:title/><svg:desc/></draw:frame></text:span></text:p>
      <text:p text:style-name="P128"/>
      <text:p text:style-name="P129"/>
      <text:p text:style-name="P130"/>
      <text:p text:style-name="P131"/>
      <text:p text:style-name="P132"/>
      <text:p text:style-name="P133">17)chmod(Make a file as read-only):-</text:p>
      <text:p text:style-name="P134"/>
      <text:p text:style-name="Standard"><text:span text:style-name="T135"><draw:frame draw:z-index="15" draw:style-name="a12" draw:name="Image19" text:anchor-type="paragraph" svg:x="-0.04528in" svg:y="0.06732in" svg:width="8.10433in" svg:height="0.7811in" style:rel-width="scale" style:rel-height="scale"><draw:image xlink:href="media/image13.png" xlink:type="simple" xlink:show="embed" xlink:actuate="onLoad"/><svg:title/><svg:desc/></draw:frame></text:span></text:p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>18)chmod(Make a file as write, read and execute):-</text:p>
      <text:p text:style-name="P144"/>
      <text:p text:style-name="Standard"><text:span text:style-name="T145"><draw:frame draw:z-index="17" draw:style-name="a13" draw:name="Image21" text:anchor-type="paragraph" svg:x="-0.04528in" svg:y="0.06732in" svg:width="8.10433in" svg:height="0.7811in" style:rel-width="scale" style:rel-height="scale"><draw:image xlink:href="media/image13.png" xlink:type="simple" xlink:show="embed" xlink:actuate="onLoad"/><svg:title/><svg:desc/></draw:frame></text:span></text:p>
      <text:p text:style-name="P146"/>
      <text:p text:style-name="P147"/>
      <text:p text:style-name="P148"/>
      <text:p text:style-name="P149"/>
      <text:p text:style-name="P150"/>
      <text:p text:style-name="Standard"><text:span text:style-name="T151">19)wc (using redirection)(Take input from the file, count words and store output to other file):-</text:span></text:p>
      <text:p text:style-name="P152"/>
      <text:p text:style-name="Standard"><text:span text:style-name="T153"><draw:frame draw:z-index="14" draw:style-name="a14" draw:name="Image18" text:anchor-type="paragraph" svg:x="0.01732in" svg:y="0.00472in" svg:width="8.10433in" svg:height="0.57283in" style:rel-width="scale" style:rel-height="scale"><draw:image xlink:href="media/image14.png" xlink:type="simple" xlink:show="embed" xlink:actuate="onLoad"/><svg:title/><svg:desc/></draw:frame></text:span></text:p>
      <text:p text:style-name="P154"/>
      <text:p text:style-name="P155"/>
      <text:p text:style-name="P156"/>
      <text:p text:style-name="P157"/>
      <text:soft-page-break/>
      <text:p text:style-name="P158">20)who | wc (using pipe)(Count words in output of “who” command):-</text:p>
      <text:p text:style-name="Standard"><text:span text:style-name="T159"><draw:frame draw:z-index="13" draw:style-name="a15" draw:name="Image17" text:anchor-type="paragraph" svg:x="-0.01378in" svg:y="0.20748in" svg:width="8.10433in" svg:height="0.57283in" style:rel-width="scale" style:rel-height="scale"><draw:image xlink:href="media/image15.png" xlink:type="simple" xlink:show="embed" xlink:actuate="onLoad"/><svg:title/><svg:desc/></draw:frame></text:span></text:p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>21)head, tail (using pipe)(Print lines 5 to 10 from the given file):-</text:p>
      <text:p text:style-name="P173"/>
      <text:p text:style-name="Standard"><text:span text:style-name="T174"><draw:frame draw:z-index="12" draw:style-name="a16" draw:name="Image16" text:anchor-type="paragraph" svg:x="0.01732in" svg:y="0in" svg:width="8.10433in" svg:height="1.44803in" style:rel-width="scale" style:rel-height="scale"><draw:image xlink:href="media/image16.png" xlink:type="simple" xlink:show="embed" xlink:actuate="onLoad"/><svg:title/><svg:desc/></draw:frame></text:span></text:p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>22)sort , uniq (using pipe)(Print the uniq values from the unsorted file):-</text:p>
      <text:p text:style-name="Standard"><text:span text:style-name="T183"><draw:frame draw:z-index="11" draw:style-name="a17" draw:name="Image15" text:anchor-type="paragraph" svg:x="-0.01378in" svg:y="0.14016in" svg:width="8.10433in" svg:height="2.57283in" style:rel-width="scale" style:rel-height="scale"><draw:image xlink:href="media/image17.png" xlink:type="simple" xlink:show="embed" xlink:actuate="onLoad"/><svg:title/><svg:desc/></draw:frame></text:span></text:p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>26)ls, grep (using pipe)(Display only hidden files in a directory):-</text:p>
      <text:p text:style-name="P198"/>
      <text:p text:style-name="Standard"><text:span text:style-name="T199"><draw:frame draw:z-index="10" draw:style-name="a18" draw:name="Image14" text:anchor-type="paragraph" svg:x="-0.0189in" svg:y="0in" svg:width="8.13543in" svg:height="1.45827in" style:rel-width="scale" style:rel-height="scale"><draw:image xlink:href="media/image18.png" xlink:type="simple" xlink:show="embed" xlink:actuate="onLoad"/><svg:title/><svg:desc/></draw:frame></text:span></text:p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>27)tr(Convert file contents into uppercase , also learn "-s" option of this command):-</text:p>
      <text:p text:style-name="P209"/>
      <text:p text:style-name="Standard"><text:span text:style-name="T210"><draw:frame draw:z-index="9" draw:style-name="a19" draw:name="Image13" text:anchor-type="paragraph" svg:x="0.03346in" svg:y="0.00472in" svg:width="8.13543in" svg:height="3.26024in" style:rel-width="scale" style:rel-height="scale"><draw:image xlink:href="media/image19.png" xlink:type="simple" xlink:show="embed" xlink:actuate="onLoad"/><svg:title/><svg:desc/></draw:frame></text:span></text:p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>28)cut(Split the file contents using delimiter and print required fields):-</text:p>
      <text:p text:style-name="Standard"><text:span text:style-name="T227"><draw:frame draw:z-index="8" draw:style-name="a20" draw:name="Image12" text:anchor-type="paragraph" svg:x="0.05906in" svg:y="0.19173in" svg:width="6.1252in" svg:height="1.98661in" style:rel-width="scale" style:rel-height="scale"><draw:image xlink:href="media/image20.png" xlink:type="simple" xlink:show="embed" xlink:actuate="onLoad"/><svg:title/><svg:desc/></draw:frame></text:span></text:p>
      <text:p text:style-name="P228"/>
      <text:p text:style-name="P229"/>
      <text:p text:style-name="P2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16.5354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man gupta</dc:creator>
    <meta:creation-date>2023-12-09T16:52:00Z</meta:creation-date>
    <dc:date>2023-12-23T08:56:00Z</dc:date>
    <meta:template xlink:href="Normal" xlink:type="simple"/>
    <meta:editing-cycles>7</meta:editing-cycles>
    <meta:editing-duration>PT4980S</meta:editing-duration>
    <meta:document-statistic meta:page-count="5" meta:paragraph-count="3" meta:word-count="248" meta:character-count="1660" meta:row-count="11" meta:non-whitespace-character-count="1415"/>
  </office:meta>
</office:document-meta>
</file>